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Third Test</text:p>
      <text:p>This should definitely be conver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6-03-10T11:51:30</dc:date>
    <meta:editing-cycles>2</meta:editing-cycles>
    <meta:editing-duration>PT0.084S</meta:editing-duration>
    <meta:creation-date>2026-03-10T11:51:30</meta:creation-date>
  </office:meta>
</office:document-meta>
</file>